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5771in" style:rel-column-width="35026*"/>
    </style:style>
    <style:style style:name="Table6.B" style:family="table-column">
      <style:table-column-properties style:column-width="3.116in" style:rel-column-width="30509*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2" style:family="table">
      <style:table-properties style:width="3.5007in" table:align="margins"/>
    </style:style>
    <style:style style:name="Table2.A" style:family="table-column">
      <style:table-column-properties style:column-width="3.5007in" style:rel-column-width="65535*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5" style:family="table">
      <style:table-properties style:width="3.0396in" table:align="margins"/>
    </style:style>
    <style:style style:name="Table5.A" style:family="table-column">
      <style:table-column-properties style:column-width="3.0396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6.8125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6.8125in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741in" fo:margin-left="0in" fo:margin-right="-0.0049in" fo:margin-top="0.15in" fo:margin-bottom="0in" table:align="margins"/>
    </style:style>
    <style:style style:name="Table4.A" style:family="table-column">
      <style:table-column-properties style:column-width="1.5625in" style:rel-column-width="15190*"/>
    </style:style>
    <style:style style:name="Table4.B" style:family="table-column">
      <style:table-column-properties style:column-width="4.1875in" style:rel-column-width="40710*"/>
    </style:style>
    <style:style style:name="Table4.C" style:family="table-column">
      <style:table-column-properties style:column-width="0.991in" style:rel-column-width="9635*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125in" fo:margin-left="0.0771in" table:align="left"/>
    </style:style>
    <style:style style:name="Table1.A" style:family="table-column">
      <style:table-column-properties style:column-width="5.125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break-before="page"/>
      <style:text-properties style:font-name="Liberation Sans1" officeooo:paragraph-rsid="0024f6f7"/>
    </style:style>
    <style:style style:name="P4" style:family="paragraph" style:parent-style-name="Standard">
      <style:paragraph-properties fo:line-height="150%" fo:break-before="page"/>
      <style:text-properties style:font-name="Liberation Sans1" officeooo:paragraph-rsid="0024f6f7"/>
    </style:style>
    <style:style style:name="P5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officeooo:paragraph-rsid="0024f6f7"/>
    </style:style>
    <style:style style:name="P6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2215c9" style:font-size-asian="8pt" style:font-weight-asian="bold" style:font-size-complex="8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2376da" style:font-size-asian="10pt" style:font-size-complex="10pt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bold" officeooo:rsid="001bb431" officeooo:paragraph-rsid="002215c9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style:font-name="Liberation Sans1" officeooo:paragraph-rsid="002215c9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width="auto" style:text-underline-color="font-color" officeooo:rsid="005d8860" officeooo:paragraph-rsid="002376da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Liberation Sans1" fo:font-size="10pt" officeooo:paragraph-rsid="002215c9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Sans1" fo:font-size="10pt" officeooo:rsid="002215c9" officeooo:paragraph-rsid="002215c9" style:font-size-asian="10pt" style:font-size-complex="10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ans1" fo:font-size="10pt" officeooo:rsid="0061d8e7" officeooo:paragraph-rsid="002376da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2376da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2376da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Liberation Sans1" fo:font-size="10pt" fo:font-weight="normal" officeooo:rsid="002215c9" officeooo:paragraph-rsid="002215c9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94df37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2376da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 fo:text-align="center" style:justify-single-word="false"/>
      <style:text-properties style:font-name="Liberation Sans1" fo:font-size="12pt" style:text-underline-style="none" fo:font-weight="bold" officeooo:rsid="002215c9" officeooo:paragraph-rsid="002376d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1" fo:font-size="11pt" officeooo:paragraph-rsid="002376da" style:font-size-asian="11pt" style:font-size-complex="11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1pt" officeooo:paragraph-rsid="002376da" style:font-size-asian="11pt" style:font-size-complex="11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2376da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Liberation Sans1" officeooo:paragraph-rsid="002376da"/>
    </style:style>
    <style:style style:name="P24" style:family="paragraph" style:parent-style-name="Standard">
      <style:paragraph-properties fo:line-height="150%"/>
      <style:text-properties style:font-name="Liberation Sans1" officeooo:paragraph-rsid="002376da"/>
    </style:style>
    <style:style style:name="P25" style:family="paragraph" style:parent-style-name="Standard">
      <style:paragraph-properties fo:margin-left="4.4409in" fo:margin-right="0in" fo:text-indent="0in" style:auto-text-indent="false"/>
      <style:text-properties style:font-name="Liberation Sans1" officeooo:paragraph-rsid="002215c9"/>
    </style:style>
    <style:style style:name="P26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20a2d7" officeooo:paragraph-rsid="002215c9" style:font-size-asian="10pt" style:font-weight-asian="normal" style:font-size-complex="10pt" style:font-weight-complex="normal"/>
    </style:style>
    <style:style style:name="P27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2215c9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2376da" style:font-size-asian="8pt" style:font-weight-asian="bold" style:font-size-complex="8pt" style:font-weight-complex="bold"/>
    </style:style>
    <style:style style:name="P29" style:family="paragraph" style:parent-style-name="Text_20_body">
      <style:paragraph-properties fo:line-height="115%" fo:text-align="start" style:justify-single-word="false"/>
      <style:text-properties style:font-name="Liberation Sans1" fo:font-size="10pt" style:text-underline-style="none" fo:font-weight="normal" officeooo:rsid="001bb431" officeooo:paragraph-rsid="002376da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Liberation Sans1" officeooo:paragraph-rsid="002215c9"/>
    </style:style>
    <style:style style:name="P31" style:family="paragraph" style:parent-style-name="Table_20_Contents">
      <style:text-properties style:font-name="Liberation Sans1" fo:font-size="10pt" officeooo:paragraph-rsid="002376da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Liberation Sans1" fo:font-size="10pt" officeooo:paragraph-rsid="002376da" style:font-size-asian="10pt" style:font-size-complex="10pt"/>
    </style:style>
    <style:style style:name="P33" style:family="paragraph" style:parent-style-name="Table_20_Contents">
      <style:paragraph-properties fo:line-height="100%" fo:text-align="start" style:justify-single-word="false"/>
      <style:text-properties style:font-name="Liberation Sans1" fo:font-size="10pt" fo:font-weight="bold" officeooo:rsid="001bb431" officeooo:paragraph-rsid="002215c9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1" fo:font-size="10.5pt" fo:font-weight="bold" officeooo:rsid="007d543b" officeooo:paragraph-rsid="0094df37" style:font-size-asian="10.5pt" style:font-weight-asian="bold" style:font-size-complex="10.5pt" style:font-weight-complex="bold"/>
    </style:style>
    <style:style style:name="P35" style:family="paragraph" style:parent-style-name="Table_20_Heading">
      <style:paragraph-properties fo:text-align="center" style:justify-single-word="false"/>
      <style:text-properties style:font-name="Liberation Sans1" fo:font-size="10pt" officeooo:rsid="001f39b4" officeooo:paragraph-rsid="002376da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543b" style:font-weight-asian="bold" style:font-weight-complex="bold"/>
    </style:style>
    <style:style style:name="T3" style:family="text">
      <style:text-properties fo:font-weight="bold" officeooo:rsid="007f3e98" style:font-weight-asian="bold" style:font-weight-complex="bold"/>
    </style:style>
    <style:style style:name="T4" style:family="text">
      <style:text-properties fo:font-weight="bold" officeooo:rsid="001f39b4" style:font-weight-asian="bold" style:font-weight-complex="bold"/>
    </style:style>
    <style:style style:name="T5" style:family="text">
      <style:text-properties fo:font-weight="bold" officeooo:rsid="002215c9" style:font-weight-asian="bold" style:font-weight-complex="bold"/>
    </style:style>
    <style:style style:name="T6" style:family="text">
      <style:text-properties officeooo:rsid="001bb431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0f7dc7" style:font-size-asian="10.5pt" style:font-size-complex="10.5pt"/>
    </style:style>
    <style:style style:name="T9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10" style:family="text">
      <style:text-properties officeooo:rsid="0020a2d7"/>
    </style:style>
    <style:style style:name="T11" style:family="text">
      <style:text-properties style:text-underline-style="solid" style:text-underline-width="auto" style:text-underline-color="font-color" officeooo:rsid="005d8860"/>
    </style:style>
    <style:style style:name="T12" style:family="text">
      <style:text-properties officeooo:rsid="002215c9"/>
    </style:style>
    <style:style style:name="T13" style:family="text">
      <style:text-properties officeooo:rsid="005d886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fdd9e" style:font-weight-asian="normal" style:font-weight-complex="normal"/>
    </style:style>
    <style:style style:name="T16" style:family="text">
      <style:text-properties fo:font-weight="normal" officeooo:rsid="0061d8e7" style:font-weight-asian="normal" style:font-weight-complex="normal"/>
    </style:style>
    <style:style style:name="T17" style:family="text">
      <style:text-properties fo:font-weight="normal" officeooo:rsid="00057f84" style:font-weight-asian="normal" style:font-weight-complex="normal"/>
    </style:style>
    <style:style style:name="T18" style:family="text">
      <style:text-properties fo:font-weight="normal" officeooo:rsid="001bb431" style:font-weight-asian="normal" style:font-weight-complex="normal"/>
    </style:style>
    <style:style style:name="T19" style:family="text">
      <style:text-properties fo:font-weight="normal" officeooo:rsid="002215c9" style:font-weight-asian="normal" style:font-weight-complex="normal"/>
    </style:style>
    <style:style style:name="T20" style:family="text">
      <style:text-properties officeooo:rsid="000f7dc7"/>
    </style:style>
    <style:style style:name="T21" style:family="text">
      <style:text-properties fo:font-size="10pt" officeooo:rsid="00455d0f" style:font-size-asian="10pt" style:font-size-complex="10pt"/>
    </style:style>
    <style:style style:name="T22" style:family="text">
      <style:text-properties officeooo:rsid="00455d0f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hipment in objects"&gt;</text:placeholder></text:p>
      <text:p text:style-name="P5"><text:span text:style-name="T21"><text:tab/></text:span><text:span text:style-name="T21"><text:placeholder text:placeholder-type="text">&lt;if test="shipment.numero_autorizacion"&gt;</text:placeholder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draw:frame draw:style-name="fr1" draw:name="image: (StringIO(str(company.logo)), 'image/jpeg')" text:anchor-type="paragraph" svg:x="0.5807in" svg:y="0.1028in" style:rel-width="70%" svg:height="0.9063in" draw:z-index="0"><draw:text-box fo:min-height="20%" fo:min-width="2.4366in"><text:p text:style-name="P2"/></draw:text-box></draw:frame></text:p>
            <text:p text:style-name="P30"/>
            <text:p text:style-name="P30"/>
            <text:p text:style-name="P30"/>
            <text:p text:style-name="P30"/>
            <text:p text:style-name="P30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8"><text:placeholder text:placeholder-type="text">&lt;shipment.company.party.commercial_name&gt;</text:placeholder></text:p>
                  <text:p text:style-name="P33"/>
                  <text:p text:style-name="P26"><text:placeholder text:placeholder-type="text">&lt;if test="shipment.company.party.addresses"&gt;</text:placeholder></text:p>
                  <text:p text:style-name="P27">Direcció<text:span text:style-name="T10">n </text:span>matriz<text:span text:style-name="T10">: </text:span><text:span text:style-name="T10"><text:placeholder text:placeholder-type="text">&lt;shipment.company.party.addresses[0].street&gt;</text:placeholder></text:span></text:p>
                  <text:p text:style-name="P27"><text:placeholder text:placeholder-type="text">&lt;/if&gt;</text:placeholder></text:p>
                  <text:p text:style-name="P26"><text:placeholder text:placeholder-type="text">&lt;if test="shipment.company.party.addresses"&gt;</text:placeholder></text:p>
                  <text:p text:style-name="P27">Direcció<text:span text:style-name="T10">n sucursal: </text:span><text:span text:style-name="T10"><text:placeholder text:placeholder-type="text">&lt;shipment.company.party.addresses[0].street&gt;</text:placeholder></text:span></text:p>
                  <text:p text:style-name="P27"><text:placeholder text:placeholder-type="text">&lt;/if&gt;</text:placeholder></text:p>
                  <text:p text:style-name="P26"><text:placeholder text:placeholder-type="text">&lt;if test="shipment.company.party.contribuyente_especial_nro"&gt;</text:placeholder></text:p>
                  <text:p text:style-name="P27">Contribuyente especial Nro.: <text:span text:style-name="T10"><text:placeholder text:placeholder-type="text">&lt;shipment.company.party.contribuyente_especial_nro&gt;</text:placeholder></text:span></text:p>
                  <text:p text:style-name="P27"><text:placeholder text:placeholder-type="text">&lt;/if&gt;</text:placeholder></text:p>
                  <text:p text:style-name="P27"><text:span text:style-name="T10">Obligado a llevar contabilidad:</text:span><text:span text:style-name="T1"> </text:span><text:span text:style-name="T1"><text:placeholder text:placeholder-type="text">&lt;shipment.company.party.mandatory_accounting&gt;</text:placeholder></text:span></text:p>
                </table:table-cell>
              </table:table-row>
            </table:table>
            <text:p text:style-name="P9"/>
          </table:table-cell>
          <table:table-cell table:style-name="Table6.B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7"><text:span text:style-name="T22"><text:s/></text:span><text:span text:style-name="T8"><text:s/></text:span><text:span text:style-name="T9">RUC</text:span><text:span text:style-name="T7">: </text:span><text:span text:style-name="T7"><text:placeholder text:placeholder-type="text">&lt;shipment.company.party.vat_code&gt;</text:placeholder></text:span></text:p>
                  <text:p text:style-name="P10"/>
                  <text:p text:style-name="P19"><text:span text:style-name="T13">G</text:span>UIA DE REMISION</text:p>
                  <text:p text:style-name="P20"><text:span text:style-name="T11">N°:</text:span><text:span text:style-name="T11"><text:placeholder text:placeholder-type="text">&lt;shipment.code and ' ' + shipment.code  or ''&gt;</text:placeholder></text:span></text:p>
                  <text:p text:style-name="P20"/>
                  <text:p text:style-name="P13">NUMERO DE AUTORIZACIÓN</text:p>
                  <text:p text:style-name="P29"><text:placeholder text:placeholder-type="text">&lt;shipment.numero_autorizacion&gt;</text:placeholder></text:p>
                  <text:p text:style-name="P15"><text:span text:style-name="T15">A</text:span><text:span text:style-name="T16">MBIENTE: PRUEBAS</text:span></text:p>
                  <text:p text:style-name="P18"/>
                  <text:p text:style-name="P14">EMISION: NORMAL</text:p>
                  <text:p text:style-name="P21"/>
                  <text:p text:style-name="P22">CLAVE DE ACCESO:</text:p>
                  <text:p text:style-name="P22"/>
                  <text:p text:style-name="P22"><draw:frame draw:style-name="fr1" draw:name="image: (StringIO(str(barcode_img)), 'image/jpeg')" text:anchor-type="paragraph" svg:x="0.1181in" svg:y="0.0409in" style:rel-width="96%" svg:height="0.1917in" draw:z-index="1"><draw:text-box fo:min-height="5%" fo:min-width="2.8445in"><text:p text:style-name="P2"/></draw:text-box></draw:frame></text:p>
                  <text:p text:style-name="P28"><text:placeholder text:placeholder-type="text">&lt;shipment.numero_autorizacion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<text:span text:style-name="T20">Identificación:</text:span> <text:placeholder text:placeholder-type="text">&lt;shipment.transporte.party.vat_number&gt;</text:placeholder></text:p>
            <text:p text:style-name="P11"><text:span text:style-name="T6">Razón social/Nombre y Apellidos: </text:span><text:span text:style-name="T6"><text:placeholder text:placeholder-type="text">&lt;shipment.transporte.party.name&gt;</text:placeholder></text:span><text:span text:style-name="T6"><text:tab/></text:span></text:p>
            <text:p text:style-name="P11"><text:span text:style-name="T6">Placa: </text:span><text:span text:style-name="T6"><text:placeholder text:placeholder-type="text">&lt;shipment.placa&gt;</text:placeholder></text:span></text:p>
            <text:p text:style-name="P12"><text:span text:style-name="T6">P</text:span>unto de Partida: <text:span text:style-name="T4"><text:s/></text:span><text:span text:style-name="T17"><text:placeholder text:placeholder-type="text">&lt;shipment.origins or ''&gt;</text:placeholder></text:span><text:span text:style-name="T17"><text:placeholder text:placeholder-type="text">&lt;', ' if (shipment.origins and shipment.reference) else ''&gt;</text:placeholder></text:span><text:span text:style-name="T17"><text:placeholder text:placeholder-type="text">&lt;shipment.reference or ''&gt;</text:placeholder></text:span></text:p>
            <text:p text:style-name="P11"><text:span text:style-name="T12">Fecha Inicio de Transporte: </text:span><text:placeholder text:placeholder-type="text">&lt;formatLang(shipment.planned_date, shipment.customer.lang)&gt;</text:placeholder> <text:span text:style-name="T12">Fecha Fin de Transporte: </text:span><text:placeholder text:placeholder-type="text">&lt;formatLang(shipment.effective_date, shipment.customer.lang)&gt;</text:placeholder> <text:s text:c="2"/></text:p>
          </table:table-cell>
        </table:table-row>
      </table:table>
      <text:p text:style-name="P2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12">Comprobante de Venta:</text:span> <text:span text:style-name="T5">FACTURA </text:span><text:span text:style-name="T18"><text:placeholder text:placeholder-type="text">&lt;shipment.number_c&gt;</text:placeholder></text:span><text:span text:style-name="T18"> <text:s text:c="4"/></text:span><text:span text:style-name="T19">Fecha de emisión:</text:span></text:p>
            <text:p text:style-name="P16">Número de Autorización:</text:p>
            <text:p text:style-name="P11"><text:span text:style-name="T12">Motivo Traslado: </text:span><text:span text:style-name="T17"><text:placeholder text:placeholder-type="text">&lt;shipment.motivo_traslado&gt;</text:placeholder></text:span></text:p>
            <text:p text:style-name="P11"><text:span text:style-name="T19">Destino(Punto de Llegada):</text:span><text:span text:style-name="T18"> </text:span><text:span text:style-name="T17"><text:placeholder text:placeholder-type="text">&lt;shipment.dir_destinatario&gt;</text:placeholder></text:span></text:p>
            <text:p text:style-name="P12"><text:span text:style-name="T17">I</text:span><text:span text:style-name="T14">dentificación Destinatario: </text:span><text:span text:style-name="T18"><text:placeholder text:placeholder-type="text">&lt;shipment.customer.vat_number&gt;</text:placeholder></text:span></text:p>
            <text:p text:style-name="P12"><text:span text:style-name="T18">Razón social/Nombre y Apellidos: </text:span><text:span text:style-name="T18"><text:placeholder text:placeholder-type="text">&lt;shipment.customer.name&gt;</text:placeholder></text:span></text:p>
            <text:p text:style-name="P11"><text:span text:style-name="T12">Codigo Establecimiento de Destino: </text:span><text:span text:style-name="T12"><text:placeholder text:placeholder-type="text">&lt;shipment.cod_estab_destino&gt;</text:placeholder></text:span></text:p>
            <text:p text:style-name="P12"><text:span text:style-name="T6">R</text:span>uta: <text:span text:style-name="T6"><text:placeholder text:placeholder-type="text">&lt;shipment.ruta&gt;</text:placeholder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header-rows>
                <table:table-row>
                  <table:table-cell table:style-name="Table4.A1" office:value-type="string">
                    <text:p text:style-name="P35">Código</text:p>
                  </table:table-cell>
                  <table:table-cell table:style-name="Table4.A1" office:value-type="string">
                    <text:p text:style-name="P35">Descripción</text:p>
                  </table:table-cell>
                  <table:table-cell table:style-name="Table4.C1" office:value-type="string">
                    <text:p text:style-name="P35">Cantidad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31"/>
                </table:table-cell>
                <table:table-cell table:style-name="Table4.B2" table:number-columns-spanned="2" office:value-type="string">
                  <text:p text:style-name="P31"><text:placeholder text:placeholder-type="text">&lt;for each="move in shipment.outgoing_moves"&gt;</text:placeholder></text:p>
                </table:table-cell>
                <table:covered-table-cell/>
              </table:table-row>
              <table:table-row>
                <table:table-cell table:style-name="Table4.A3" office:value-type="string">
                  <text:p text:style-name="P31"><text:placeholder text:placeholder-type="text">&lt;move.product.code&gt;</text:placeholder></text:p>
                </table:table-cell>
                <table:table-cell table:style-name="Table4.B3" office:value-type="string">
                  <text:p text:style-name="P31"><text:placeholder text:placeholder-type="text">&lt;move.product.name&gt;</text:placeholder></text:p>
                </table:table-cell>
                <table:table-cell table:style-name="Table4.C3" office:value-type="string">
                  <text:p text:style-name="P32"><text:placeholder text:placeholder-type="text">&lt;formatLang(move.quantity, shipment.delivery_address.party.lang, digits=move.unit_digits)&gt;</text:placeholder></text:p>
                </table:table-cell>
              </table:table-row>
              <table:table-row>
                <table:table-cell table:style-name="Table4.A4" office:value-type="string">
                  <text:p text:style-name="P31"/>
                </table:table-cell>
                <table:table-cell table:style-name="Table4.B4" table:number-columns-spanned="2" office:value-type="string">
                  <text:p text:style-name="P31"><text:placeholder text:placeholder-type="text">&lt;/for&gt;</text:placeholder></text:p>
                </table:table-cell>
                <table:covered-table-cell/>
              </table:table-row>
            </table:table>
            <text:p text:style-name="P23"/>
          </table:table-cell>
        </table:table-row>
      </table:table>
      <text:p text:style-name="P25"><text:soft-pag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4">INFORMACIÓN ADICIONAL</text:p>
          </table:table-cell>
        </table:table-row>
        <table:table-row>
          <table:table-cell table:style-name="Table1.A2" office:value-type="string">
            <text:p text:style-name="P17"><text:span text:style-name="T2">Dirección:</text:span><text:span text:style-name="T10"> </text:span><text:span text:style-name="T10"><text:placeholder text:placeholder-type="text">&lt;shipment.customer.addresses[0].street&gt;</text:placeholder></text:span></text:p>
          </table:table-cell>
        </table:table-row>
        <table:table-row>
          <table:table-cell table:style-name="Table1.A3" office:value-type="string">
            <text:p text:style-name="P17"><text:span text:style-name="T3">Email</text:span><text:span text:style-name="T2">: </text:span><text:span text:style-name="T10"><text:placeholder text:placeholder-type="text">&lt;shipment.customer.email&gt;</text:placeholder></text:span></text:p>
          </table:table-cell>
        </table:table-row>
      </table:table>
      <text:p text:style-name="P4"><text:placeholder text:placeholder-type="text">&lt;/if&gt;</text:placeholder></text:p>
      <text:p text:style-name="P2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9:02</meta:creation-date>
    <dc:date>2009-03-26T18:33:13</dc:date>
    <meta:editing-cycles>1</meta:editing-cycles>
    <meta:editing-duration>PT0S</meta:editing-duration>
    <meta:document-statistic meta:table-count="7" meta:image-count="0" meta:object-count="0" meta:page-count="3" meta:paragraph-count="49" meta:word-count="152" meta:character-count="2061" meta:non-whitespace-character-count="1945"/>
    <meta:user-defined meta:name="Info 1"/>
    <meta:user-defined meta:name="Info 2"/>
    <meta:user-defined meta:name="Info 3"/>
    <meta:user-defined meta:name="Info 4"/>
  </office:meta>
</office:document-meta>
</file>